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size="12pt" style:font-size-asian="12pt" style:font-size-complex="12pt"/>
    </style:style>
    <style:style style:name="P5" style:family="paragraph" style:parent-style-name="Standard" style:list-style-name="L1">
      <style:text-properties fo:font-size="12pt" style:font-size-asian="12pt" style:font-size-complex="12pt"/>
    </style:style>
    <style:style style:name="P6" style:family="paragraph" style:parent-style-name="Heading_20_3">
      <style:text-properties fo:font-size="12pt" style:font-size-asian="12pt" style:font-size-complex="12pt"/>
    </style:style>
    <style:style style:name="P7" style:family="paragraph" style:parent-style-name="Heading_20_2">
      <style:text-properties fo:font-size="12pt" style:font-size-asian="12pt" style:font-size-complex="12pt"/>
    </style:style>
    <style:style style:name="P8"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Courier New" fo:font-size="10pt" style:font-size-asian="10pt" style:font-size-complex="10pt"/>
    </style:style>
    <style:style style:name="T5" style:family="text">
      <style:text-properties style:font-name="Arial" fo:font-size="12pt" style:font-size-asian="12pt" style:font-size-complex="12pt"/>
    </style:style>
    <style:style style:name="T6" style:family="text">
      <style:text-properties style:font-name="Arial" fo:font-size="14pt" style:font-size-asian="14pt" style:font-size-complex="14pt"/>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style:font-name="Courier New"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 start Developing in a Webbtidbok project (Mammografi)</text:h>
      <text:p text:style-name="Standard"/>
      <text:p text:style-name="Standard">Losely based on a semi-true story: </text:p>
      <text:p text:style-name="Standard"><text:a xlink:type="simple" xlink:href="http://code.google.com/p/oppna-program/wiki/Anvisningar_Utvecklingsmiljo">http://code.google.com/p/oppna-program/wiki/Anvisningar_Utvecklingsmiljo</text:a></text:p>
      <text:p text:style-name="Standard"/>
      <text:h text:style-name="Heading_20_1" text:outline-level="1">Prerequisites</text:h>
      <text:p text:style-name="Standard">Download and install latest JDK</text:p>
      <text:p text:style-name="Standard"><text:tab/>Set necessary environment variables like JAVA_HOME on your PC</text:p>
      <text:p text:style-name="Standard"/>
      <text:p text:style-name="Standard">Download and install Maven</text:p>
      <text:p text:style-name="Standard"><text:tab/>Test your installation in the console by typing MVN at the prompt</text:p>
      <text:p text:style-name="Standard"/>
      <text:p text:style-name="Standard">Download and install Subversion</text:p>
      <text:p text:style-name="Standard"><text:tab/>Test your installation in the console by typing SVN at the prompt</text:p>
      <text:p text:style-name="Standard"/>
      <text:p text:style-name="Standard">Download and set up Tomcat 6</text:p>
      <text:p text:style-name="Standard"><text:tab/>Test by running it from the console</text:p>
      <text:p text:style-name="Standard"><text:tab/>In your web browser go to localhost:8080</text:p>
      <text:p text:style-name="Standard"/>
      <text:p text:style-name="Standard">Download the latest and greatest Eclipse</text:p>
      <text:p text:style-name="Standard"><text:tab/>Eclipse IDE for Java EE (or other if you like)</text:p>
      <text:p text:style-name="Standard"><text:tab/>Unzip and place it where you like</text:p>
      <text:p text:style-name="Standard"><text:tab/>Set up a Workspace</text:p>
      <text:p text:style-name="Standard"/>
      <text:p text:style-name="Standard">Eclipse plugins which are good to have:</text:p>
      <text:p text:style-name="Standard"><text:tab/>Subclipse</text:p>
      <text:p text:style-name="Standard"><text:tab/>M2Plugin (Maven)</text:p>
      <text:p text:style-name="Standard"><text:tab/>Spring IDE</text:p>
      <text:p text:style-name="Standard"/>
      <text:p text:style-name="Standard">Set up a Google account if you don't already have one which you'd like to use. You need this in order to access the project which is stored at Google Code.</text:p>
      <text:p text:style-name="Standard"/>
      <text:h text:style-name="Heading_20_2" text:outline-level="2">Code Repository</text:h>
      <text:p text:style-name="Standard">This is the main site for all Oppna-program:</text:p>
      <text:p text:style-name="Standard"><text:a xlink:type="simple" xlink:href="http://code.google.com/p/oppna-program">http://code.google.com/p/oppna-program</text:a></text:p>
      <text:p text:style-name="Standard"/>
      <text:p text:style-name="Standard">This is the site for Webbtidbok (Bukaorta and Mammografi screening):</text:p>
      <text:p text:style-name="Standard"><text:a xlink:type="simple" xlink:href="http://code.google.com/p/oppna-program-webbtidbok">http://code.google.com/p/oppna-program-webbtidbok</text:a></text:p>
      <text:p text:style-name="Standard"/>
      <text:p text:style-name="Standard">There's not much information here, however under the tab <text:span text:style-name="T4">Source</text:span> there are two links to the code repository, one read only and one for committers. If you're to actively work and commit code then apply to whoever is set as Owner to be set up as a Committer.</text:p>
      <text:p text:style-name="Standard"/>
      <text:p text:style-name="Standard">Once you're signed up as a committer it is important that you navigate to the “<text:span text:style-name="T4">googlecode.com password</text:span>” page under the <text:span text:style-name="T4">Source</text:span> tab. You have to do this otherwise you cannot check out and / or commit.</text:p>
      <text:p text:style-name="P1"/>
      <text:p text:style-name="P2"/>
      <text:p text:style-name="P2"><text:soft-page-break/>Below is the committer svn checkout for Webbtidbok (Mammografi) as an example:</text:p>
      <text:p text:style-name="Standard"><text:span text:style-name="T1"><text:line-break/><text:tab/></text:span><text:span text:style-name="Teletype"><text:span text:style-name="T1">svn checkout </text:span></text:span><text:span text:style-name="Teletype"><text:span text:style-name="Strong_20_Emphasis"><text:span text:style-name="Emphasis"><text:span text:style-name="T1">https</text:span></text:span></text:span></text:span><text:span text:style-name="Teletype"><text:span text:style-name="T1">://oppna-program-webbtidbok.googlecode.com/svn/trunk/ <text:tab/>mammografi --username your.name</text:span></text:span><text:span text:style-name="T1"><text:line-break/></text:span><text:line-break/><text:span text:style-name="Emphasis">When prompted, enter your generated </text:span><text:a xlink:type="simple" xlink:href="http://code.google.com/hosting/settings"><text:span text:style-name="Emphasis">googlecode.com password</text:span></text:a><text:span text:style-name="Emphasis">.</text:span> </text:p>
      <text:p text:style-name="Standard"/>
      <text:p text:style-name="Standard"/>
      <text:p text:style-name="Standard">Below is the read-only svn checkout for Webbtidbok as an example:</text:p>
      <text:p text:style-name="Standard"><text:span text:style-name="Teletype"><text:span text:style-name="T1"/></text:span></text:p>
      <text:p text:style-name="Standard"><text:bookmark text:name="checkoutcmd"/><text:span text:style-name="Teletype"><text:span text:style-name="T1"><text:tab/>svn checkout </text:span></text:span><text:a xlink:type="simple" xlink:href="http://oppna-program-webbtidbok.googlecode.com/svn/trunk/bukaorta"><text:span text:style-name="Teletype"><text:span text:style-name="Strong_20_Emphasis"><text:span text:style-name="Emphasis"><text:span text:style-name="T1">http</text:span></text:span></text:span></text:span></text:a><text:a xlink:type="simple" xlink:href="http://oppna-program-webbtidbok.googlecode.com/svn/trunk/bukaorta"><text:span text:style-name="Teletype"><text:span text:style-name="T1">://oppna-program-<text:tab/>webbtidbok.googlecode.com/svn/trunk/m</text:span></text:span></text:a><text:span text:style-name="Teletype"><text:span text:style-name="T1">ammografi</text:span></text:span></text:p>
      <text:p text:style-name="Standard"><text:span text:style-name="Teletype"><text:span text:style-name="T1"><text:s/><text:tab/>oppna-program-webbtidbok-read-only</text:span></text:span></text:p>
      <text:p text:style-name="Standard"><text:span text:style-name="Teletype"><text:span text:style-name="T2"/></text:span></text:p>
      <text:p text:style-name="Standard"><text:span text:style-name="Teletype"><text:span text:style-name="T2">Copy whichever SVN URL you choose and run it in the console from within whatever folder you chose to keep your workspace. <text:line-break/></text:span></text:span></text:p>
      <text:p text:style-name="Standard"><text:span text:style-name="Teletype"><text:span text:style-name="T4"><text:tab/>&lt;drive or root&gt;\path\to\your\workspace\svn checkout ... &lt;enter&gt;<text:line-break/></text:span></text:span></text:p>
      <text:p text:style-name="Standard"><text:span text:style-name="Teletype"><text:span text:style-name="T3">The result is that the code stored in the trunk is checked out to your workspace. Nothing less and nothing more. Depending on what project trunk or how you check out the structure you may end up with a workspace looks look differently. For Webbtidbok (Mammografi screening) the project structure is as follows in the writer's workspace:</text:span></text:span></text:p>
      <text:p text:style-name="Standard"><text:span text:style-name="Teletype"><text:span text:style-name="T3"><text:tab/> </text:span></text:span><text:span text:style-name="Teletype"><text:span text:style-name="T4">$/workspace/oppna-program-webbtidbok/screening/</text:span></text:span></text:p>
      <text:p text:style-name="Standard"><text:span text:style-name="Teletype"><text:span text:style-name="T4"><text:tab/></text:span></text:span></text:p>
      <text:p text:style-name="Standard"><text:span text:style-name="Teletype"><text:span text:style-name="T4"><text:tab/><text:tab/>$/screening/</text:span></text:span></text:p>
      <text:p text:style-name="Standard"><text:span text:style-name="Teletype"><text:span text:style-name="T4"><text:tab/><text:tab/><text:tab/><text:tab/>$/applications</text:span></text:span></text:p>
      <text:p text:style-name="Standard"><text:span text:style-name="Teletype"><text:span text:style-name="T4"><text:tab/><text:tab/><text:tab/><text:tab/>$/composites</text:span></text:span></text:p>
      <text:p text:style-name="Standard"><text:span text:style-name="Teletype"><text:span text:style-name="T4"><text:tab/><text:tab/><text:tab/><text:tab/>$/modules</text:span></text:span></text:p>
      <text:p text:style-name="Standard"><text:span text:style-name="Teletype"><text:span text:style-name="T4"><text:tab/><text:tab/><text:tab/><text:tab/><text:tab/>$/web</text:span></text:span></text:p>
      <text:p text:style-name="Standard"><text:span text:style-name="Teletype"><text:span text:style-name="T4"><text:tab/><text:tab/><text:tab/><text:tab/><text:tab/>$/...</text:span></text:span></text:p>
      <text:p text:style-name="Standard"><text:span text:style-name="Teletype"><text:span text:style-name="T4"><text:tab/><text:tab/><text:tab/><text:tab/></text:span></text:span></text:p>
      <text:p text:style-name="Standard"><text:span text:style-name="Teletype"><text:span text:style-name="T3">Project structure depends on the Referensarkitektur (RA).</text:span></text:span></text:p>
      <text:p text:style-name="Standard"><text:a xlink:type="simple" xlink:href="http://code.google.com/p/oppna-program/wiki/Anvisningar_Kallkodstruktur"><text:span text:style-name="Teletype"><text:span text:style-name="T3">http://code.google.com/p/oppna-program/wiki/Anvisningar_Kallkodstruktur</text:span></text:span></text:a><text:span text:style-name="Teletype"><text:span text:style-name="T4"><text:tab/><text:tab/><text:tab/><text:tab/><text:tab/><text:tab/><text:tab/><text:tab/><text:tab/><text:tab/><text:tab/><text:tab/><text:tab/></text:span></text:span><text:span text:style-name="Teletype"><text:span text:style-name="T3"><text:line-break/><text:line-break/>Now you need to take care of all the other stuff.</text:span></text:span></text:p>
      <text:p text:style-name="Standard"><text:span text:style-name="Teletype"><text:span text:style-name="T3">Eclipse need to recognize the project as a web project, the project need to be built and dependencies need to downloaded and resolved.</text:span></text:span></text:p>
      <text:p text:style-name="Standard"><text:span text:style-name="Teletype"><text:span text:style-name="T3"/></text:span></text:p>
      <text:p text:style-name="Standard"><text:span text:style-name="Teletype"><text:span text:style-name="T3">Open a console and go to your project in the workspace and type in the mvn string below:</text:span></text:span></text:p>
      <text:p text:style-name="Standard"><text:span text:style-name="Teletype"><text:span text:style-name="T4"/></text:span></text:p>
      <text:p text:style-name="Standard"><text:span text:style-name="Teletype"><text:span text:style-name="T4"><text:tab/>$\workspace\project_x\mvn eclipse:eclipse -Dwtpversion=2.0&lt;enter&gt;</text:span></text:span></text:p>
      <text:p text:style-name="Standard"><text:span text:style-name="Teletype"><text:span text:style-name="T3"/></text:span></text:p>
      <text:p text:style-name="Standard"><text:span text:style-name="Teletype"><text:span text:style-name="T3">then</text:span></text:span></text:p>
      <text:p text:style-name="Standard"><text:span text:style-name="Teletype"><text:span text:style-name="T4"/></text:span></text:p>
      <text:p text:style-name="Standard"><text:span text:style-name="Teletype"><text:span text:style-name="T4"><text:tab/>$\workspace\project_x\mvn clean install&lt;enter&gt;</text:span></text:span></text:p>
      <text:p text:style-name="Standard"><text:span text:style-name="Teletype"><text:span text:style-name="T4"/></text:span></text:p>
      <text:p text:style-name="Standard"><text:span text:style-name="Teletype"><text:span text:style-name="T3">These two steps may take a while depending on how long it takes for maven to download all required dependencies. </text:span></text:span><text:span text:style-name="Teletype"><text:span text:style-name="T4">mvn eclipse:eclipse</text:span></text:span><text:span text:style-name="Teletype"><text:span text:style-name="T3"> generates project files for this project needed by Eclipse. </text:span></text:span><text:span text:style-name="Teletype"><text:span text:style-name="T4">-Dwtpversion=2.0 -D</text:span></text:span> defines a system property. <text:span text:style-name="Teletype"><text:span text:style-name="T4">Wtp </text:span></text:span>means it's a Web Tools Platform project and<text:span text:style-name="Teletype"><text:span text:style-name="T4"> version=2.0 </text:span></text:span>means it's a Wtp project version 2.0.</text:p>
      <text:p text:style-name="Standard"><text:span text:style-name="Teletype"><text:span text:style-name="T3"/></text:span></text:p>
      <text:h text:style-name="Heading_20_2" text:outline-level="2"><text:span text:style-name="Teletype"><text:span text:style-name="T6"/></text:span></text:h>
      <text:h text:style-name="P8" text:outline-level="2"><text:span text:style-name="Teletype"><text:span text:style-name="T6">Configure Eclipse</text:span></text:span></text:h>
      <text:p text:style-name="Standard">If you're using a Mac it is very important that you change Eclipse default preference concerning Encoding. Open Eclipse then click <text:span text:style-name="T4">General</text:span>, then Workspace and change from <text:span text:style-name="T4">Default (MacRoman)</text:span> to <text:span text:style-name="T4">Other</text:span> and <text:span text:style-name="T4">UTF-8</text:span>.</text:p>
      <text:p text:style-name="Standard">Under <text:span text:style-name="T4">Java, Installed JRE's</text:span> make sure that the version checked is the one you want.</text:p>
      <text:p text:style-name="Standard"/>
      <text:p text:style-name="Standard">Choose <text:span text:style-name="T4">Maven</text:span> and enable the <text:span text:style-name="T4">Debug Output</text:span> option, this elaborates further what Maven is up in the Eclipse console. You can also check the <text:span text:style-name="T4">Offline</text:span> option if you need to work and build without an internet connection available.</text:p>
      <text:p text:style-name="Standard"/>
      <text:p text:style-name="Standard"><text:span text:style-name="T4">Maven, Installations</text:span>. Make sure that the correct Maven (if more than one) is checked. On Mac you have an Embedded version which you could/should run.</text:p>
      <text:p text:style-name="Standard"/>
      <text:p text:style-name="Standard">In the Maven, User Settings you can make sure that the local maven repository is where you want it to be. </text:p>
      <text:p text:style-name="Standard"><text:tab/>Example: <text:span text:style-name="T4">/Users/username/.m2/repository</text:span></text:p>
      <text:p text:style-name="P3"/>
      <text:p text:style-name="Standard"><text:span text:style-name="T4">Under Run/Debug</text:span> and <text:span text:style-name="T4">Console</text:span> you could want to increase the buffer size from 8 000 to 80 000 characters.</text:p>
      <text:p text:style-name="Standard"/>
      <text:h text:style-name="P7" text:outline-level="2">Autocompletion support in *.xhtml</text:h>
      <text:p text:style-name="P2">Also in Eclipse you'd probably want to use the nice features that comes with autocomplete support. So to be able to enjoy this when working with JavaServer Faces and Spring WebFlow in the xhtml files of this project you need to do three things:</text:p>
      <text:list xml:id="list1306030948" text:style-name="L1">
        <text:list-item>
          <text:p text:style-name="P5">Download and install Spring IDE and probably restart Eclipse</text:p>
        </text:list-item>
        <text:list-item>
          <text:p text:style-name="P5">Go to Eclipse Preferences, then Spring and tick the empty box before Spring Validator and click OK. Restart and typing <text:span text:style-name="T4">&lt;sf:</text:span> then pressing <text:span text:style-name="T4">ctrl + space</text:span> should provide the tags possible to choose from in the sf namespace. </text:p>
        </text:list-item>
        <text:list-item>
          <text:p text:style-name="P5">For JSF autocompletion in the xhtml files you need to go to <text:span text:style-name="T4">Eclipse Preferences</text:span>, click <text:span text:style-name="T4">General</text:span> and then choose <text:span text:style-name="T4">Content Types</text:span> and expand the <text:span text:style-name="T4">Text</text:span> alternative. Highlight <text:span text:style-name="T4">JSP</text:span> and click the <text:span text:style-name="T4">Add</text:span>... button and fill in *.xhtml in the dialog box. OK everything and restart Eclipse. Typing <text:span text:style-name="T4">&lt;f:</text:span> or <text:span text:style-name="T4">&lt;h:</text:span> and then <text:span text:style-name="T4">ctrl + space</text:span> in any xhtml file where you have imported the JSF namespaces should work.</text:p>
        </text:list-item>
      </text:list>
      <text:h text:style-name="Heading_20_2" text:outline-level="2"><text:span text:style-name="Teletype"><text:span text:style-name="T6">Import your project into Eclipse</text:span></text:span></text:h>
      <text:p text:style-name="Standard"><text:span text:style-name="Teletype"><text:span text:style-name="T3">Now open up Eclipse and import the project into your IDE.</text:span></text:span></text:p>
      <text:p text:style-name="Standard"><text:span text:style-name="Teletype"><text:span text:style-name="T3"/></text:span></text:p>
      <text:p text:style-name="Standard"><text:span text:style-name="Teletype"><text:span text:style-name="T3">Import it as a Java project and then right click on it and enable </text:span></text:span><text:span text:style-name="Teletype"><text:span text:style-name="T4">Maven Dependencies</text:span></text:span><text:span text:style-name="Teletype"><text:span text:style-name="T3">. A small “M” symbol should appear on the project folder in the Project Explorer (PE) in Eclipse. </text:span></text:span></text:p>
      <text:p text:style-name="Standard"><text:span text:style-name="Teletype"><text:span text:style-name="T3">The project probably indicates numerous errors, like classes which are not found etc.</text:span></text:span></text:p>
      <text:p text:style-name="Standard"><text:span text:style-name="Teletype"><text:span text:style-name="T3">Right-click again on the project, click Maven and the </text:span></text:span><text:span text:style-name="Teletype"><text:span text:style-name="T4">Update Project Configuration</text:span></text:span><text:span text:style-name="Teletype"><text:span text:style-name="T3">, this should render java classes provided thru the WebSevice (set up in the pom.xml). These are needed to resolve all errors corresponding to classes not found. If nothing happens right click and refresh the project and hope for the best.</text:span></text:span></text:p>
      <text:p text:style-name="Standard"><text:span text:style-name="Teletype"><text:span text:style-name="T3"/></text:span></text:p>
      <text:h text:style-name="Heading_20_2" text:outline-level="2"><text:soft-page-break/><text:span text:style-name="Teletype"><text:span text:style-name="T6">Configure project</text:span></text:span></text:h>
      <text:h text:style-name="Heading_20_3" text:outline-level="3"><text:span text:style-name="Teletype"><text:span text:style-name="T5">Project Dependencies</text:span></text:span></text:h>
      <text:p text:style-name="Standard">Right-click on your project and choose <text:span text:style-name="T4">Preferences,</text:span> browse the preference list and select <text:span text:style-name="T4">Java EE Module Dependencies</text:span>. In the <text:span text:style-name="T4">Java EE Module Dependency</text:span> select both checkboxes present for <text:span text:style-name="T4">webbtidbok-screening-composite-svc</text:span> and <text:span text:style-name="T4">Maven Dependencies</text:span>.</text:p>
      <text:p text:style-name="Standard">If they're not present already you can click the Add JARs... button and select the <text:s/><text:span text:style-name="T4">webbtidbok-screening-composite-svc </text:span>JAR-file. Where it is located depends on what location that project is set to build to. By default it should be to it's own <text:span text:style-name="T4">target</text:span> directory.</text:p>
      <text:p text:style-name="Standard"><text:tab/></text:p>
      <text:p text:style-name="Standard">Example:</text:p>
      <text:p text:style-name="Standard"/>
      <text:p text:style-name="P3"><text:tab/>$/workspace/oppna-program-webbtidbok/screening/composites/</text:p>
      <text:p text:style-name="P3"><text:tab/>svc/target/webbtidbok-screening-composite-svc-1.0-SNAPSHOT.jar</text:p>
      <text:h text:style-name="P6" text:outline-level="3">Project Preferences</text:h>
      <text:p text:style-name="Standard">Right-click on the project, select Preferences and check <text:span text:style-name="T4">webbtidbok-screening-composites-svc</text:span></text:p>
      <text:h text:style-name="Heading_20_2" text:outline-level="2"><text:span text:style-name="Teletype"><text:span text:style-name="T6">Configure your project to run on Tomcat</text:span></text:span></text:h>
      <text:p text:style-name="Standard">First off: you may also use Jetty which integrates just fine into Eclipse and employs the same servlet-container qualities as Tomcat, but it's more lightweight.</text:p>
      <text:p text:style-name="Standard"/>
      <text:p text:style-name="Standard">If you choose Tomcat:</text:p>
      <text:p text:style-name="Standard"><text:span text:style-name="Teletype"><text:span text:style-name="T3">Right click on an empty space in the Project Explorer, chose New and scroll down and click Server, then chose Tomcat v.6.0 Server. This should add a Server “project” in the Project Explorer, also a Servers tab should appear, if not already present, in the bottom most area of your IDE. There should be a Tomcat v.6.0 Server at localhost [Stopped, Synchronized] located there.</text:span></text:span></text:p>
      <text:p text:style-name="Standard"><text:span text:style-name="Teletype"><text:span text:style-name="T3"/></text:span></text:p>
      <text:p text:style-name="Standard"><text:span text:style-name="Teletype"><text:span text:style-name="T3">Double clicking that entry opens the Tomcat servers configuration tabs (Overview and Modules).</text:span></text:span></text:p>
      <text:p text:style-name="Standard"><text:span text:style-name="Teletype"><text:span text:style-name="T3">You don't really need to do anything here but it's good to know these settings tabs provides some information and or customization properties.</text:span></text:span></text:p>
      <text:p text:style-name="Standard"><text:span text:style-name="Teletype"><text:span text:style-name="T3"/></text:span></text:p>
      <text:p text:style-name="Standard"><text:span text:style-name="Teletype"><text:span text:style-name="T3">The Server project in the PE contains some interesting xml-files, primary:</text:span></text:span></text:p>
      <text:p text:style-name="Standard"><text:span text:style-name="Teletype"><text:span text:style-name="T4"><text:tab/></text:span></text:span></text:p>
      <text:p text:style-name="Standard"><text:span text:style-name="Teletype"><text:span text:style-name="T4"><text:tab/>server.xml</text:span></text:span></text:p>
      <text:p text:style-name="Standard"><text:span text:style-name="Teletype"><text:span text:style-name="T4"><text:tab/>tomcat-users.xml</text:span></text:span></text:p>
      <text:p text:style-name="Standard"/>
      <text:p text:style-name="Standard"><text:span text:style-name="Teletype"><text:span text:style-name="T3">In </text:span></text:span><text:span text:style-name="Teletype"><text:span text:style-name="T4">server.xml</text:span></text:span><text:span text:style-name="Teletype"><text:span text:style-name="T3"> you configure things such as what port to run on and whether to enable SSL/HTTPS or not.</text:span></text:span></text:p>
      <text:p text:style-name="Standard"><text:span text:style-name="Teletype"><text:span text:style-name="T3"/></text:span></text:p>
      <text:p text:style-name="Standard"><text:span text:style-name="Teletype"><text:span text:style-name="T3">In </text:span></text:span><text:span text:style-name="Teletype"><text:span text:style-name="T4">tomcat-users.xml</text:span></text:span><text:span text:style-name="Teletype"><text:span text:style-name="T3"> you can add or remove roles such as manager (it is disabled by default for security reasons).</text:span></text:span></text:p>
      <text:p text:style-name="Standard"><text:span text:style-name="Teletype"><text:span text:style-name="T3"/></text:span></text:p>
      <text:p text:style-name="Standard"><text:span text:style-name="Teletype"><text:span text:style-name="T3">Right click on the project and choose preferences and make sure you can find the server you just added under the Server header in the project Properties. Also select </text:span></text:span><text:span text:style-name="T4">Targeted Runtimes</text:span><text:span text:style-name="Teletype"><text:span text:style-name="T3"> and make sure the checkbox before your Tomcat is checked.</text:span></text:span></text:p>
      <text:p text:style-name="Standard"><text:span text:style-name="Teletype"><text:span text:style-name="T3"/></text:span></text:p>
      <text:p text:style-name="Standard"><text:span text:style-name="Teletype"><text:span text:style-name="T3">Right click on your project and choose Run as... and then Run on Server. You'll be presented with a choice of what server to run it on, chose the Tomcat server you just added.</text:span></text:span></text:p>
      <text:p text:style-name="Standard"><text:span text:style-name="Teletype"><text:span text:style-name="T3"/></text:span></text:p>
      <text:p text:style-name="Standard"><text:span text:style-name="Teletype"><text:span text:style-name="T3">Watch the console output as Tomcat starts and hopefully deploys your application. </text:span></text:span></text:p>
      <text:p text:style-name="Standard"><text:soft-page-break/><text:span text:style-name="Teletype"><text:span text:style-name="T3">If everything works as it should Eclipse's internal browser opens the Webapp and your good to go.</text:span></text:span></text:p>
      <text:p text:style-name="Standard"><text:span text:style-name="Teletype"><text:span text:style-name="T3"/></text:span></text:p>
      <text:h text:style-name="Heading_20_2" text:outline-level="2"><text:span text:style-name="Teletype"><text:span text:style-name="T6">Problems you may run into</text:span></text:span></text:h>
      <text:p text:style-name="Standard">Numerous are the troubles you may find yourself facing using Eclipse. However remember Eclipse is free. ;) </text:p>
      <text:p text:style-name="Standard">Things you can do to amend your problems:<text:line-break/></text:p>
      <text:p text:style-name="Standard">Select all your projects in the PE, right click and choose <text:span text:style-name="T4">Refresh</text:span>.</text:p>
      <text:p text:style-name="Standard"/>
      <text:p text:style-name="Standard">Click <text:span text:style-name="T4">Project menu</text:span> and choose <text:span text:style-name="T4">Clean</text:span>, select the project you think might cause the problem(s) and clean it or clean all of the projects in your Workspace all together and rebuild them (<text:span text:style-name="T4">Build Automatically</text:span> is the default setting).<text:line-break/><text:line-break/>Right click your project in the PE and choose <text:span text:style-name="T4">Run As... Maven Clean</text:span> and then <text:span text:style-name="T4">Maven Install</text:span>.</text:p>
      <text:p text:style-name="Standard"/>
      <text:p text:style-name="Standard">You might also want to try right click and choose <text:span text:style-name="T4">Maven, Update Project Configuration</text:span> and <text:span text:style-name="T4">Maven Update Dependencies</text:span>.</text:p>
      <text:p text:style-name="Standard"/>
      <text:p text:style-name="Standard">Now it's a good idea to pay attention to your Tomcat server. In Eclipse go to the <text:span text:style-name="T4">Servers</text:span> tab and right click on your Tomcat. Here you can click <text:span text:style-name="T4">Clean </text:span>and<text:span text:style-name="T4"> Clean Tomcat Work Directory</text:span> and last but not least <text:span text:style-name="T4">Add and Remove</text:span>... then remove <text:span text:style-name="T4">webbtidbok-screening-modules-web</text:span></text:p>
      <text:p text:style-name="P3"/>
      <text:p text:style-name="Standard">Right click your dear project, choose <text:span text:style-name="T4">Run as... Run on Server</text:span> and watch it fly (hopefu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 Strömhielm</meta:initial-creator>
    <meta:creation-date>2010-05-27T13:39:39</meta:creation-date>
    <dc:date>2010-06-28T14:31:49</dc:date>
    <dc:creator>Carl Strömhielm</dc:creator>
    <meta:editing-duration>PT06H18M42S</meta:editing-duration>
    <meta:editing-cycles>51</meta:editing-cycles>
    <meta:generator>OpenOffice.org/3.2$Unix OpenOffice.org_project/320m12$Build-9483</meta:generator>
    <meta:document-statistic meta:table-count="0" meta:image-count="0" meta:object-count="0" meta:page-count="5" meta:paragraph-count="106" meta:word-count="1511" meta:character-count="9681"/>
  </office:meta>
</office:document-meta>
</file>